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Calibri"/>
    </style:style>
    <style:style style:name="P2" style:family="paragraph" style:parent-style-name="Standard">
      <style:text-properties style:font-name="Calibri" officeooo:rsid="00014dda" officeooo:paragraph-rsid="00014dda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officeooo:paragraph-rsid="00014dda"/>
    </style:style>
    <style:style style:name="P5" style:family="paragraph" style:parent-style-name="Standard" style:list-style-name="L7">
      <style:text-properties officeooo:paragraph-rsid="00014dda"/>
    </style:style>
    <style:style style:name="P6" style:family="paragraph" style:parent-style-name="Standard">
      <style:text-properties fo:font-weight="bold" officeooo:rsid="00014dda" officeooo:paragraph-rsid="00014dda" style:font-weight-asian="bold" style:font-weight-complex="bold"/>
    </style:style>
    <style:style style:name="P7" style:family="paragraph" style:parent-style-name="Text_20_body">
      <style:text-properties officeooo:paragraph-rsid="00014dda"/>
    </style:style>
    <style:style style:name="P8" style:family="paragraph" style:parent-style-name="Text_20_body" style:list-style-name="L12">
      <style:text-properties officeooo:paragraph-rsid="00014dda"/>
    </style:style>
    <style:style style:name="T1" style:family="text">
      <style:text-properties officeooo:rsid="00014dd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libri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style:font-name="Calibri" officeooo:rsid="00014dd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mento na eficácia na BBC após implementação do SCRUM</text:h>
      <text:p text:style-name="P2"/>
      <text:p text:style-name="P3">O estudo de caso sobre a adoção do framework Scrum pela BBC demonstra como metodologias ágeis podem transformar organizações enfrentando desafios de incerteza e processos emergentes. Liderado por Andrew Scotland, o processo de implementação destacou elementos essenciais como a formação de equipes multidisciplinares, treinamento de Scrum Masters e a adoção de práticas ágeis. Embora o caso apresente um exemplo bem-sucedido de transformação ágil, é importante examinar criticamente seus pontos fortes e possíveis lacunas. </text:p>
      <text:p text:style-name="P3"/>
      <text:p text:style-name="P4"><text:span text:style-name="T4">Pontos Positivos:</text:span></text:p>
      <text:list text:style-name="L7">
        <text:list-item>
          <text:p text:style-name="P5"><text:span text:style-name="Strong_20_Emphasis"><text:span text:style-name="T3">Formação de equipes multidisciplinares:</text:span></text:span><text:span text:style-name="T3"> Promoveu colaboração e transparência entre diferentes áreas, como engenharia, UX, e gestão de produtos.</text:span></text:p>
        </text:list-item>
        <text:list-item>
          <text:p text:style-name="P5"><text:span text:style-name="Strong_20_Emphasis"><text:span text:style-name="T3">Treinamento de Scrum Masters:</text:span></text:span><text:span text:style-name="T3"> Garantiu liderança capacitada para guiar as equipes na transformação ágil.</text:span></text:p>
        </text:list-item>
        <text:list-item>
          <text:p text:style-name="P5"><text:span text:style-name="Strong_20_Emphasis"><text:span text:style-name="T3">Adoção de práticas ágeis:</text:span></text:span><text:span text:style-name="T3"> Atividades como reuniões diárias, planejamento de sprints e retrospectivas facilitaram comunicação, priorização e adaptação.</text:span></text:p>
        </text:list-item>
        <text:list-item>
          <text:p text:style-name="P5"><text:span text:style-name="Strong_20_Emphasis"><text:span text:style-name="T3">Cultura de melhoria contínua:</text:span></text:span><text:span text:style-name="T3"> Incentivou aprendizado constante e ajustes nos processos para aumentar produtividade.</text:span></text:p>
        </text:list-item>
        <text:list-item>
          <text:p text:style-name="P5"><text:span text:style-name="Strong_20_Emphasis"><text:span text:style-name="T3">Framework estruturado:</text:span></text:span><text:span text:style-name="T3"> O Scrum trouxe flexibilidade e organização ao desenvolvimento, permitindo entregas incrementais de valor. </text:span></text:p>
          <text:p text:style-name="P5"><text:span text:style-name="T3"/></text:p>
        </text:list-item>
      </text:list>
      <text:p text:style-name="P6"><text:span text:style-name="T3">Possíveis lacunas:</text:span></text:p>
      <text:list text:style-name="L12">
        <text:list-item>
          <text:p text:style-name="P8"><text:span text:style-name="Strong_20_Emphasis"><text:span text:style-name="T5">Falta de métricas concretas:</text:span></text:span><text:span text:style-name="T5"> Não foram apresentados dados que comprovem os ganhos de produtividade ou qualidade.</text:span></text:p>
        </text:list-item>
        <text:list-item>
          <text:p text:style-name="P8"><text:span text:style-name="Strong_20_Emphasis"><text:span text:style-name="T3">Desafios sub-explorados:</text:span></text:span><text:span text:style-name="T3"> Resistências culturais e dificuldades na implementação do Scrum não foram abordadas.</text:span></text:p>
        </text:list-item>
        <text:list-item>
          <text:p text:style-name="P8"><text:span text:style-name="Strong_20_Emphasis"><text:span text:style-name="T3">Adaptação ao contexto:</text:span></text:span><text:span text:style-name="T3"> Não ficou claro como o Scrum foi personalizado para atender às necessidades específicas do BBC New Media.</text:span></text:p>
        </text:list-item>
        <text:list-item>
          <text:p text:style-name="P8"><text:span text:style-name="Strong_20_Emphasis"><text:span text:style-name="T3">Impacto geral:</text:span></text:span><text:span text:style-name="T3"> A análise carece de evidências mais objetivas para sustentar os resultados descritos. </text:span></text:p>
        </text:list-item>
      </text:list>
      <text:p text:style-name="P7"><text:span text:style-name="T3"/></text:p>
      <text:p text:style-name="P7"><text:span text:style-name="T3">O caso demonstra o potencial do Scrum para transformar organizações e melhorar a produtividade em ambientes incertos. A liderança de Andrew Scotland, combinada com uma estratégia bem planejada, resultou em uma maior colaboração e flexibilidade na divisão New Media da BBC. Contudo, a ausência de uma análise mais detalhada sobre os desafios enfrentados e a falta de métricas concretas limitam o impacto da narrativa. Apesar disso, o estudo de caso oferece insights valiosos para organizações que buscam adotar práticas ágeis e enfrentar contextos de incerteza com maior eficácia. </text:span></text:p>
      <text:p text:style-name="P7"><text:span text:style-name="T3"/></text:p>
      <text:p text:style-name="P7"><text:span text:style-name="T5">Referência: </text:span><text:a xlink:type="simple" xlink:href="https://www.knowledgehut.com/blog/agile/scrum-case-study-examples" text:style-name="Internet_20_link" text:visited-style-name="Visited_20_Internet_20_Link"><text:span text:style-name="T3">Top Scrum Case Study Examples in Real-life 2024</text:span></text:a><text:span text:style-name="T3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06:31:16.114000000</meta:creation-date>
    <dc:date>2025-01-21T06:38:36.112000000</dc:date>
    <meta:editing-duration>PT7M22S</meta:editing-duration>
    <meta:editing-cycles>1</meta:editing-cycles>
    <meta:document-statistic meta:table-count="0" meta:image-count="0" meta:object-count="0" meta:page-count="1" meta:paragraph-count="16" meta:word-count="335" meta:character-count="2353" meta:non-whitespace-character-count="2038"/>
    <meta:generator>LibreOffice/24.2.0.3$Windows_X86_64 LibreOffice_project/da48488a73ddd66ea24cf16bbc4f7b9c08e9bea1</meta:generator>
  </office:meta>
</office:document-meta>
</file>